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List_20_1" style:list-style-name="WWNum1"/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0.5pt" style:font-size-asian="10.5pt"/>
    </style:style>
    <style:style style:name="T3" style:family="text">
      <style:text-properties fo:font-size="11.5pt" fo:font-weight="bold" style:font-size-asian="11.5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RIAN HANNIGAN</text:span></text:p>
      <text:p text:style-name="P1"><text:span text:style-name="T2">Remote | 07876 | (862) 243-1177 | jobshannigan@gmail.com</text:span></text:p>
      <text:p text:style-name="P1"><text:span text:style-name="T2">LinkedIn: linkedin.com/in/brianjhannigan | GitHub: github.com/brianhannigan</text:span></text:p>
      <text:p text:style-name="Standard"><text:span text:style-name="T3">PROFESSIONAL SUMMARY</text:span></text:p>
      <text:p text:style-name="Standard"><text:span text:style-name="T2">Senior Software Engineer, Technical Systems Architect, and security-focused builder with 15+ years delivering secure, scalable systems across mission-critical environments. Experienced in backend services, automation, API-driven workflows, and deployment standardization.</text:span></text:p>
      <text:p text:style-name="Standard"><text:span text:style-name="T3">CORE SKILLS</text:span></text:p>
      <text:list text:style-name="WWNum1">
        <text:list-item>
          <text:p text:style-name="P2"><text:span text:style-name="T2">Languages: Python, C#, SQL, Bash</text:span></text:p>
        </text:list-item>
        <text:list-item>
          <text:p text:style-name="P2"><text:span text:style-name="T2">Backend: REST APIs, JSON, HTTP, Service-Oriented Design</text:span></text:p>
        </text:list-item>
        <text:list-item>
          <text:p text:style-name="P2"><text:span text:style-name="T2">Databases: SQLite, SQL fundamentals, relational modeling</text:span></text:p>
        </text:list-item>
        <text:list-item>
          <text:p text:style-name="P2"><text:span text:style-name="T2">Tools: Git, Docker, Windows, Linux</text:span></text:p>
        </text:list-item>
        <text:list-item>
          <text:p text:style-name="P2"><text:span text:style-name="T2">Security: Hardening, compliance-aligned engineering, vulnerability scanning concepts</text:span></text:p>
        </text:list-item>
        <text:list-item>
          <text:p text:style-name="P2"><text:span text:style-name="T2">Strengths: Debugging, documentation, requirements translation, cross-functional delivery</text:span></text:p>
        </text:list-item>
      </text:list>
      <text:p text:style-name="Standard"><text:span text:style-name="T3">EXPERIENCE</text:span></text:p>
      <text:list text:continue-numbering="true" text:style-name="WWNum1">
        <text:list-item>
          <text:p text:style-name="P2"><text:span text:style-name="T2">Log(N) Pacific — Cyber Security Support Analyst (Vulnerability Management &amp; SecOps Intern) (2025–Present)</text:span></text:p>
        </text:list-item>
        <text:list-item>
          <text:p text:style-name="P2"><text:span text:style-name="T2">Vulnerability Management: Tenable scans, risk prioritization, DISA STIG audits, PowerShell automation.</text:span></text:p>
        </text:list-item>
        <text:list-item>
          <text:p text:style-name="P2"><text:span text:style-name="T2">Security Operations: EDR threat hunting, MDE detections, Sentinel dashboards, KQL investigations, NSG/firewall hardening.</text:span></text:p>
        </text:list-item>
        <text:list-item>
          <text:p text:style-name="P2"/>
        </text:list-item>
        <text:list-item>
          <text:p text:style-name="P2"><text:span text:style-name="T2">UTRS, Inc — Technical Systems Engineer / Trainer / Systems Architect (2011–2025)</text:span></text:p>
        </text:list-item>
        <text:list-item>
          <text:p text:style-name="P2"><text:span text:style-name="T2">Mission-critical delivery, documentation, repeatable deployments, and compliance-aligned secure configuration support.</text:span></text:p>
        </text:list-item>
        <text:list-item>
          <text:p text:style-name="P2"/>
        </text:list-item>
        <text:list-item>
          <text:p text:style-name="P2"><text:span text:style-name="T2">Independent Consulting — Software Engineer / Security &amp; Automation Consultant (Various)</text:span></text:p>
        </text:list-item>
        <text:list-item>
          <text:p text:style-name="P2"><text:span text:style-name="T2">Client delivery, automation workflows, and documentation-first implementations.</text:span></text:p>
        </text:list-item>
      </text:list>
      <text:p text:style-name="Standard"><text:span text:style-name="T3">FEATURED PROJECTS</text:span></text:p>
      <text:list text:continue-numbering="true" text:style-name="WWNum1">
        <text:list-item>
          <text:p text:style-name="P2"><text:span text:style-name="T2">Portable Translator — Offline OCR + Translation Services (github.com/brianhannigan/translator)</text:span></text:p>
        </text:list-item>
        <text:list-item>
          <text:p text:style-name="P2"><text:span text:style-name="T2">Designed and implemented Python-based REST services supporting OCR and AI translation workflows.</text:span></text:p>
        </text:list-item>
        <text:list-item>
          <text:p text:style-name="P2"><text:span text:style-name="T2">Built HTTP endpoints with structured JSON request/response handling and robust validation.</text:span></text:p>
        </text:list-item>
        <text:list-item>
          <text:p text:style-name="P2"><text:span text:style-name="T2">Integrated Tesseract OCR and local translation engines into modular, testable service boundaries.</text:span></text:p>
        </text:list-item>
        <text:list-item>
          <text:p text:style-name="P2"><text:span text:style-name="T2">Implemented logging, error handling, and process monitoring to improve reliability and debuggability.</text:span></text:p>
        </text:list-item>
        <text:list-item>
          <text:p text:style-name="P2"><text:span text:style-name="T2">Used Git for version control and maintained clean repo organization and documentation.</text:span></text:p>
        </text:list-item>
      </text:list>
      <text:p text:style-name="Standard"><text:span text:style-name="T3">EDUCATION</text:span></text:p>
      <text:list text:continue-numbering="true" text:style-name="WWNum1">
        <text:list-item>
          <text:p text:style-name="P2"><text:span text:style-name="T2">Master’s — New Jersey City University</text:span></text:p>
        </text:list-item>
        <text:list-item>
          <text:p text:style-name="P2"><text:span text:style-name="T2">B.S. — University of Delaware</text:span></text:p>
        </text:list-item>
        <text:list-item>
          <text:p text:style-name="P2"><text:span text:style-name="T2">Programming Diploma — Chubb Institute</text:span></text:p>
        </text:list-item>
      </text:list>
      <text:p text:style-name="Standard"><text:span text:style-name="T3">CERTIFICATIONS</text:span></text:p>
      <text:list text:continue-numbering="true" text:style-name="WWNum1">
        <text:list-item>
          <text:p text:style-name="P2"><text:span text:style-name="T2">CompTIA Security+</text:span></text:p>
        </text:list-item>
        <text:list-item>
          <text:p text:style-name="P2"><text:span text:style-name="T2">InfraGard Member</text:span></text:p>
        </text:list-item>
        <text:list-item>
          <text:p text:style-name="P2"><text:span text:style-name="T2">SOC Core Skills</text:span></text:p>
        </text:list-item>
        <text:list-item>
          <text:p text:style-name="P2"><text:span text:style-name="T2">Active Defense &amp; Cyber Deception</text:span></text:p>
        </text:list-item>
        <text:list-item>
          <text:p text:style-name="P2"><text:span text:style-name="T2">Red Team Summit</text:span></text:p>
        </text:list-item>
        <text:list-item>
          <text:p text:style-name="P2"><text:span text:style-name="T2">Hacking Humans: Social Engineering &amp; Elicitati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lef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lef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7in" fo:margin-right="0.7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6.2.0.3$Windows_X86_64 LibreOffice_project/620$Build-3</meta:generator>
    <meta:document-statistic meta:table-count="0" meta:image-count="0" meta:object-count="0" meta:page-count="1" meta:paragraph-count="40" meta:word-count="297" meta:character-count="2378" meta:non-whitespace-character-count="2144"/>
    <meta:user-defined meta:name="AppVersion">14.0000</meta:user-defined>
    <meta:template xlink:type="simple" xlink:actuate="onRequest" xlink:title="Normal.dotm" xlink:href=""/>
  </office:meta>
</office:document-meta>
</file>